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Tahoma2" svg:font-family="Tahoma"/>
    <style:font-face style:name="Verdana" svg:font-family="Verdana, 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7" style:family="paragraph" style:parent-style-name="Standard">
      <style:paragraph-properties fo:text-align="end" style:justify-single-word="false" style:snap-to-layout-grid="false"/>
    </style:style>
    <style:style style:name="P8" style:family="paragraph" style:parent-style-name="Standard">
      <style:text-properties style:font-name="Times New Roman" fo:font-size="12pt" style:font-size-asian="12pt" style:font-size-complex="12pt"/>
    </style:style>
    <style:style style:name="P9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1" style:family="paragraph" style:parent-style-name="Text_20_body">
      <style:text-properties style:font-name="Times New Roman" fo:font-size="12pt" style:font-size-asian="12pt" style:font-size-complex="12pt"/>
    </style:style>
    <style:style style:name="P12" style:family="paragraph" style:parent-style-name="Standard">
      <style:paragraph-properties fo:margin-left="1.293cm" fo:margin-right="0cm" fo:text-indent="0cm" style:auto-text-indent="false"/>
    </style:style>
    <style:style style:name="P13" style:family="paragraph" style:parent-style-name="Standard">
      <style:text-properties officeooo:paragraph-rsid="00165ffe"/>
    </style:style>
    <style:style style:name="P14" style:family="paragraph" style:parent-style-name="Standard">
      <style:paragraph-properties fo:margin-left="1.293cm" fo:margin-right="0cm" fo:text-indent="0cm" style:auto-text-indent="false"/>
      <style:text-properties style:font-name="Times New Roman" fo:font-size="12pt" officeooo:paragraph-rsid="00165ffe" style:font-size-asian="12pt" style:font-size-complex="12pt"/>
    </style:style>
    <style:style style:name="P15" style:family="paragraph" style:parent-style-name="Text_20_body" style:list-style-name="L2">
      <style:paragraph-properties>
        <style:tab-stops/>
      </style:paragraph-properties>
      <style:text-properties style:font-name="Times New Roman" fo:font-size="12pt" style:font-size-asian="12pt" style:font-size-complex="12pt"/>
    </style:style>
    <style:style style:name="P16" style:family="paragraph" style:parent-style-name="Text_20_body">
      <style:text-properties style:font-name="Times New Roman" fo:font-size="12pt" officeooo:paragraph-rsid="00165ffe" style:font-size-asian="12pt" style:font-size-complex="12pt"/>
    </style:style>
    <style:style style:name="P17" style:family="paragraph" style:parent-style-name="Text_20_body" style:list-style-name="L1">
      <style:text-properties style:font-name="Times New Roman" fo:font-size="12pt" officeooo:rsid="00165ffe" officeooo:paragraph-rsid="00165ffe" style:font-size-asian="12pt" style:font-size-complex="12pt"/>
    </style:style>
    <style:style style:name="P18" style:family="paragraph" style:parent-style-name="Text_20_body" style:list-style-name="L3">
      <style:paragraph-properties fo:text-align="justify" style:justify-single-word="false"/>
      <style:text-properties style:font-name="Times New Roman" fo:font-size="12pt" fo:language="pt" fo:country="BR" officeooo:paragraph-rsid="00165ffe" style:font-size-asian="12pt" style:font-size-complex="12pt"/>
    </style:style>
    <style:style style:name="P19" style:family="paragraph" style:parent-style-name="Text_20_body" style:list-style-name="L3">
      <style:paragraph-properties fo:text-align="justify" style:justify-single-word="false"/>
      <style:text-properties style:font-name="Times New Roman" fo:font-size="12pt" fo:language="pt" fo:country="BR" fo:font-weight="normal" officeooo:paragraph-rsid="00165ffe" style:font-size-asian="12pt" style:font-weight-asian="normal" style:font-size-complex="12pt" style:font-weight-complex="normal"/>
    </style:style>
    <style:style style:name="P20" style:family="paragraph" style:parent-style-name="Text_20_body" style:list-style-name="L2">
      <style:paragraph-properties>
        <style:tab-stops/>
      </style:paragraph-properties>
    </style:style>
    <style:style style:name="P21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22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23" style:family="paragraph" style:parent-style-name="Heading_20_2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weight="normal" style:font-weight-asian="normal" style:font-weight-complex="normal"/>
    </style:style>
    <style:style style:name="T4" style:family="text">
      <style:text-properties style:font-name="Times New Roman" fo:font-weight="normal" officeooo:rsid="00165ffe" style:font-weight-asian="normal" style:font-weight-complex="normal"/>
    </style:style>
    <style:style style:name="T5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2pt" fo:font-weight="normal" officeooo:rsid="00165ffe" style:font-size-asian="12pt" style:font-weight-asian="normal" style:font-size-complex="12pt" style:font-weight-complex="normal"/>
    </style:style>
    <style:style style:name="T7" style:family="text">
      <style:text-properties style:font-name="Times New Roman" fo:font-size="12pt" fo:language="pt" fo:country="BR" style:font-size-asian="12pt" style:font-size-complex="12pt"/>
    </style:style>
    <style:style style:name="T8" style:family="text"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T9" style:family="text"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T10" style:family="text">
      <style:text-properties style:font-name="Times New Roman" fo:font-size="12pt" style:font-size-asian="12pt" style:font-size-complex="12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65ffe" style:font-weight-asian="bold" style:font-weight-complex="bold"/>
    </style:style>
    <style:style style:name="T13" style:family="text">
      <style:text-properties fo:language="pt" fo:country="BR"/>
    </style:style>
    <style:style style:name="T14" style:family="text">
      <style:text-properties fo:language="pt" fo:country="BR" fo:font-weight="normal" officeooo:rsid="00165ffe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65ffe" style:font-weight-asian="normal" style:font-weight-complex="normal"/>
    </style:style>
    <style:style style:name="T17" style:family="text">
      <style:text-properties officeooo:rsid="00165ffe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8pt" officeooo:rsid="00165ffe" style:font-size-asian="18pt" style:font-size-complex="18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984cm" fo:text-indent="-0.635cm" fo:margin-left="1.984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619cm" fo:text-indent="-0.635cm" fo:margin-left="2.619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254cm" fo:text-indent="-0.635cm" fo:margin-left="3.2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89cm" fo:text-indent="-0.635cm" fo:margin-left="3.889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524cm" fo:text-indent="-0.635cm" fo:margin-left="4.524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159cm" fo:text-indent="-0.635cm" fo:margin-left="5.159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94cm" fo:text-indent="-0.635cm" fo:margin-left="5.794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429cm" fo:text-indent="-0.635cm" fo:margin-left="6.429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064cm" fo:text-indent="-0.635cm" fo:margin-left="7.064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99cm" fo:text-indent="-0.635cm" fo:margin-left="7.699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Memória Virtual<text:line-break/><text:span text:style-name="T18">Caso de uso: </text:span><text:span text:style-name="T19">Versionamento dos B</text:span><text:span text:style-name="T18">ens Patrimoniais</text:span></text:p>
      <text:p text:style-name="P10"/>
      <text:h text:style-name="Heading_20_1" text:outline-level="1">Breve Descrição</text:h>
      <text:p text:style-name="P16">Esse caso de uso <text:span text:style-name="T17">trata do versionamento dos bens patrimoniais, </text:span>para que possam estar disponíveis para o usuário <text:span text:style-name="T17">as informações sobre as alterações do bem</text:span>.</text:p>
      <text:p text:style-name="P11"/>
      <text:h text:style-name="Heading_20_1" text:outline-level="1">Breve Descrição dos Atores</text:h>
      <text:p text:style-name="P13"><text:span text:style-name="T3"><text:tab/>- </text:span><text:span text:style-name="T4">Sistema</text:span><text:span text:style-name="T3">: </text:span><text:span text:style-name="T4">Salva as informa</text:span><text:span text:style-name="T6">ções alteradas do bem patrimonial a cada mudança</text:span><text:span text:style-name="T5">.</text:span></text:p>
      <text:p text:style-name="P9"/>
      <text:h text:style-name="Heading_20_1" text:outline-level="1">Pré-condições</text:h>
      <text:list xml:id="list3114355044069278582" text:style-name="L1">
        <text:list-item>
          <text:p text:style-name="P17">O <text:s/>usuário faz uma altera<text:span text:style-name="T15">ç</text:span>ão num bem patrimonial.</text:p>
        </text:list-item>
      </text:list>
      <text:p text:style-name="P11"/>
      <text:h text:style-name="Heading_20_1" text:outline-level="1">Fluxo Básico de Eventos</text:h>
      <text:list xml:id="list8702385826868479392" text:style-name="L2">
        <text:list-item>
          <text:p text:style-name="P15">O usuário <text:span text:style-name="T17">edita</text:span> <text:span text:style-name="T17">um</text:span> Be<text:span text:style-name="T17">m</text:span> Patrimonia<text:span text:style-name="T17">l</text:span>;</text:p>
        </text:list-item>
        <text:list-item>
          <text:p text:style-name="P15">O sistema <text:span text:style-name="T17">grava em uma tabela de log os campos alterados</text:span>;</text:p>
        </text:list-item>
        <text:list-item>
          <text:p text:style-name="P20"><text:span text:style-name="T9">O caso</text:span><text:span text:style-name="T10"> de uso é encerrado.</text:span></text:p>
        </text:list-item>
      </text:list>
      <text:p text:style-name="P21"/>
      <text:h text:style-name="Heading_20_1" text:outline-level="1">Pós-Condições</text:h>
      <text:p text:style-name="P14">Fluxo Básico: O<text:span text:style-name="T17">s dados alterados do</text:span> bem patrimonial <text:span text:style-name="T17">s</text:span><text:span text:style-name="T14">ão gravados com sucesso na base de dados</text:span> ;</text:p>
      <text:p text:style-name="P8"/>
      <text:h text:style-name="Heading_20_1" text:outline-level="1">Requisitos Especiais</text:h>
      <text:list xml:id="list2822398068948019602" text:style-name="L3">
        <text:list-item>
          <text:list>
            <text:list-item>
              <text:p text:style-name="P18">Log de alterações: O sistema deve guardar em um campo “Usuário”, o nome de usuário que efetuou a <text:span text:style-name="T17">altera</text:span><text:span text:style-name="T16">ç</text:span><text:span text:style-name="T17">ão</text:span> do bem patrimonial, e o mesmo deve aparecer, em campo <text:span text:style-name="T11">não editável</text:span><text:span text:style-name="T15">, </text:span><text:span text:style-name="T16">em uma tabela posteriormente pa</text:span><text:span text:style-name="T15">r</text:span><text:span text:style-name="T16">a o tal bem patrimonial</text:span><text:span text:style-name="T15">;</text:span></text:p>
            </text:list-item>
            <text:list-item>
              <text:p text:style-name="P19">Log de alterações: Além do “Usuário”, o sistema deverá guardar a <text:span text:style-name="T17">data de alteração</text:span>.</text:p>
            </text:list-item>
          </text:list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Tahoma2" svg:font-family="Tahoma"/>
    <style:font-face style:name="Verdana" svg:font-family="Verdana, 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 style:writing-mode="lr-tb"/>
      <style:text-properties fo:color="#000000" style:font-name="Verdana" fo:font-family="Verdana, Verdana" style:font-family-generic="swiss" fo:language="pt" fo:country="BR" style:font-name-asian="Verdana" style:font-family-asian="Verdana, Verdana" style:font-family-generic-asian="swiss" style:font-name-complex="Verdana" style:font-family-complex="Verdana, Verdana" style:font-family-generic-complex="swiss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style:line-height-at-least="0.423cm" fo:orphans="0" fo:widows="0" fo:text-indent="-1.27cm" style:auto-text-indent="false" fo:keep-with-next="always"/>
      <style:text-properties style:font-name="Arial" fo:font-family="Arial" style:font-family-generic="swiss" style:font-pitch="variable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margin-top="0cm" fo:margin-bottom="0cm" loext:contextual-spacing="false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loext:contextual-spacing="false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17cm" style:rel-column-width="7705*"/>
    </style:style>
    <style:style style:name="Tabela2.B" style:family="table-column">
      <style:table-column-properties style:column-width="9.86cm" style:rel-column-width="41819*"/>
    </style:style>
    <style:style style:name="Tabela2.C" style:family="table-column">
      <style:table-column-properties style:column-width="3.775cm" style:rel-column-width="16011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2" style:family="table-row">
      <style:table-row-properties style:min-row-height="0.377cm" fo:keep-together="auto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officeooo:rsid="00165ffe"/>
    </style:style>
    <style:style style:name="MT2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3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/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</text:p>
            </table:table-cell>
            <table:table-cell table:style-name="Tabela2.C1" office:value-type="string">
              <text:p text:style-name="MP1">Versão do Documento: 1.0</text:p>
            </table:table-cell>
          </table:table-row>
          <table:table-row table:style-name="Tabela2.2">
            <table:covered-table-cell/>
            <table:covered-table-cell/>
            <table:table-cell table:style-name="Tabela2.C1" office:value-type="string">
              <text:p text:style-name="MP1">Data: <text:span text:style-name="MT1">14</text:span>/0<text:span text:style-name="MT1">4</text:span>/1<text:span text:style-name="MT1">5</text:span>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</text:p>
            </table:table-cell>
            <table:table-cell table:style-name="Tabela1.A1" office:value-type="string">
              <text:p text:style-name="MP4"><text:span text:style-name="MT2">ICMC-USP</text:span>, <text:date style:data-style-name="N106" text:date-value="2015-04-22T12:41:44.530170955">2015</text:date></text:p>
            </table:table-cell>
            <table:table-cell table:style-name="Tabela1.A1" office:value-type="string">
              <text:p text:style-name="MP5"><text:span text:style-name="MT3">Página </text:span><text:span text:style-name="Page_20_Number"><text:span text:style-name="MT3"><text:page-number text:select-page="current">1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4-10T14:22:29.36</meta:creation-date>
    <meta:editing-cycles>90</meta:editing-cycles>
    <meta:editing-duration>PT9H7M58S</meta:editing-duration>
    <meta:generator>LibreOffice/4.4.0.2$Linux_X86_64 LibreOffice_project/40m0$Build-2</meta:generator>
    <dc:date>2015-04-22T12:41:44.304633605</dc:date>
    <meta:document-statistic meta:table-count="2" meta:image-count="0" meta:object-count="0" meta:page-count="1" meta:paragraph-count="22" meta:word-count="192" meta:character-count="1113" meta:non-whitespace-character-count="950"/>
  </office:meta>
</office:document-meta>
</file>